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7.196cm" svg:height="1.587cm" svg:x="13.406cm" svg:y="8.29cm">
          <draw:plugin xlink:href="../FILEMOV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30T15:52:47.371000000</meta:creation-date>
    <dc:date>2022-03-30T15:53:17.422000000</dc:date>
    <meta:editing-duration>PT31S</meta:editing-duration>
    <meta:editing-cycles>1</meta:editing-cycles>
    <meta:generator>LibreOfficeDev/7.4.0.0.alpha0$Windows_X86_64 LibreOffice_project/0b9892fee990b7f6d0457ab6191f87c3991580e6</meta:generator>
    <meta:document-statistic meta:object-count="24"/>
  </office:meta>
</office:document-meta>
</file>